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2000001DEDC957C0A253818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891cm" svg:height="6.679cm" svg:x="0.455cm" svg:y="0.721cm">
          <draw:image xlink:href="Pictures/10000000000003E2000001DEDC957C0A2538183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6T11:20:46.057000000</dc:date>
    <meta:editing-duration>PT3M11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